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Senior Software Engineer (C/C++, Web)<text:s/></text:p>
      <text:p text:style-name="Normal">Engineering - Content ID · London, England, United Kingdom</text:p>
      <text:p text:style-name="Normal">Description</text:p>
      <text:p text:style-name="Normal">Who are we?</text:p>
      <text:p text:style-name="Normal">A content<text:s/>protection solutions to the media and entertainment industry. Specialising in video security, we provide integrated technology products and security services to a global client base. That client base includes many of the world’s largest pay-tv broadcasters and OTT platforms, as well as content owners ranging from television and movie producers to the world’s most prestigious sports leagues and event operators.</text:p>
      <text:p text:style-name="Normal">How could you help?</text:p>
      <text:p text:style-name="Normal">We are seeking an experienced and enthusiastic Senior Software Engineer with experience of C/C++ and Web development working with a team on computer vision, content identification, processing at scale, big data, and a web portal with complex metadata. Your deliverables will likely run on a mixture of cloud processing, CLI / desktop applications, and mobile apps.</text:p>
      <text:p text:style-name="Normal">What will your job look like?</text:p>
      <text:p text:style-name="Normal">This role reports to the Content Identification Team Leader, and is based in our London Office.</text:p>
      <text:p text:style-name="Normal">The position requires individuals with strong commercial development experience in C++ or similar, familiarity with distributed systems, keen mathematical skills, and enthusiasm for technical challenges. The successful candidates will be expected to develop their skills in multiple, challenging technical areas to work as part of a rapidly growing technical organisation. Each member of the team is expected to work across several disciplines, including software/database design, C++ algorithm development, continuous integration/delivery and PHP scripting.</text:p>
      <text:p text:style-name="Normal">Key daily tasks involve</text:p>
      <text:p text:style-name="Normal">•Working as part of a team on a large-scale application that supports services in use by major global media companies.</text:p>
      <text:p text:style-name="Normal">•Being responsible for the full development lifecycle, from design and prototype through development, testing, and deployment.</text:p>
      <text:p text:style-name="Normal">•Delivering to rapid timescales in a dynamic environment.</text:p>
      <text:p text:style-name="Normal">•Developing new techniques in the areas of video and audio fingerprinting, content classification, and watermarking.</text:p>
      <text:p text:style-name="Normal">•Working effectively with your colleagues to estimate and deliver issues, working within teams that use Agile/Scrum methodologies.</text:p>
      <text:p text:style-name="Normal">•Demonstrating drive and enthusiasm, innovating, working with minimal direction, meeting requirements, and delivering to a high standard.</text:p>
      <text:p text:style-name="Normal">•Effectively communicating with internal customers – establishing ongoing good relationships and answering any questions or concerns. Organise meetings, video and phone conferences to further your deliverables.</text:p>
      <text:p text:style-name="Normal"/>
      <text:soft-page-break/>
      <text:p text:style-name="Normal">Requirements</text:p>
      <text:p text:style-name="Normal">What you need to bring</text:p>
      <text:p text:style-name="Normal">•<text:tab/>BEng / MEng / BSc / MSc in relevant subject or equivalent experience.</text:p>
      <text:p text:style-name="Normal">•<text:tab/>Strong commercial software development experience, including object oriented concepts.</text:p>
      <text:p text:style-name="Normal">•<text:tab/>Experience in software development for distributed systems.</text:p>
      <text:p text:style-name="Normal">•<text:tab/>Excellent mathematical and communication skills.</text:p>
      <text:p text:style-name="Normal">•<text:tab/>Experience with automated testing best practices, and Continuous Integration/Delivery.</text:p>
      <text:p text:style-name="Normal">•<text:tab/>Familiarity with software configuration management (SCM) concepts and version control systems, especially Git.</text:p>
      <text:p text:style-name="Normal">•<text:tab/>Familiarity with Unix/Linux systems, including scripting skills.</text:p>
      <text:p text:style-name="Normal">Desirable</text:p>
      <text:p text:style-name="Normal">•<text:tab/>Experience in a role within a broadcast, content delivery, content protection, or similar technological realm within the broadcast and media industry.</text:p>
      <text:p text:style-name="Normal">•<text:tab/>An understanding of the current content piracy landscape for digital media.</text:p>
      <text:p text:style-name="Normal">•<text:tab/>Image / video processing techniques and libraries (especially OpenCV)</text:p>
      <text:p text:style-name="Normal">•<text:tab/>AWS cloud services (including ECS, EC2, CloudWatch, RDS, Lambda, S3)</text:p>
      <text:p text:style-name="Normal">•<text:tab/>Experience of PHP scripting, Docker, GitLab CI, Embedded C, MySQL, Redis, Beanstalk / RabbitMQ / ActiveMQ</text:p>
      <text:p text:style-name="Normal">•<text:tab/>Familiarity working in a development team that uses Software Configuration Management (SCM) concepts, version control (incl. Git)</text:p>
      <text:p text:style-name="Normal">Benefits</text:p>
      <text:p text:style-name="Normal">Why work with us?</text:p>
      <text:p text:style-name="Normal">Benefits include a competitive salary, flexible working options, pension scheme, 25 days holiday which increases with length of service, plus extra day off for your birthday, and life insurance.<text:s/></text:p>
      <text:p text:style-name="Normal">If you are keen to work with the leading global provider of channel, content and platform protection services - get in touch today!<text:tab/></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k Lamb</meta:initial-creator>
    <dc:creator>Mark Lamb</dc:creator>
    <meta:creation-date>2020-02-05T09:44:00Z</meta:creation-date>
    <dc:date>2020-02-05T11:26:00Z</dc:date>
    <meta:print-date>2020-02-05T09:44:00Z</meta:print-date>
    <meta:template xlink:href="Normal" xlink:type="simple"/>
    <meta:editing-cycles>1</meta:editing-cycles>
    <meta:editing-duration>PT300S</meta:editing-duration>
    <meta:document-statistic meta:page-count="2" meta:paragraph-count="8" meta:word-count="612" meta:character-count="4095" meta:row-count="29" meta:non-whitespace-character-count="3491"/>
  </office:meta>
</office:document-meta>
</file>